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Neste vídeo vamos aprender como a Inteligência Artificial vem sendo aplicada ao Jornalismo. A IA empodera os jornalistas, os editores, a grande mídia, e ajuda a engajar o seu leito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45:53.232866183</meta:creation-date>
    <dc:date>2022-09-03T12:46:11.438721579</dc:date>
    <meta:editing-duration>PT18S</meta:editing-duration>
    <meta:editing-cycles>1</meta:editing-cycles>
    <meta:document-statistic meta:table-count="0" meta:image-count="0" meta:object-count="0" meta:page-count="1" meta:paragraph-count="2" meta:word-count="31" meta:character-count="186" meta:non-whitespace-character-count="157"/>
    <meta:generator>LibreOffice/7.3.5.2$Linux_X86_64 LibreOffice_project/30$Build-2</meta:generator>
  </office:meta>
</office:document-meta>
</file>